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6.3125in"/>
    </style:style>
    <style:style style:name="Table1.A1" style:family="table-cell">
      <style:table-cell-properties fo:padding="0.0194in" fo:border="0.75pt solid #808080"/>
    </style:style>
    <style:style style:name="Table2" style:family="table">
      <style:table-properties style:width="6.8333in" table:align="left"/>
    </style:style>
    <style:style style:name="Table2.A" style:family="table-column">
      <style:table-column-properties style:column-width="6.8333in"/>
    </style:style>
    <style:style style:name="Table2.A1" style:family="table-cell">
      <style:table-cell-properties fo:padding-left="0.075in" fo:padding-right="0.075in" fo:padding-top="0.0194in" fo:padding-bottom="0.0194in" fo:border="1pt solid #000000"/>
    </style:style>
    <style:style style:name="Table3" style:family="table">
      <style:table-properties style:width="6.3125in" table:align="left"/>
    </style:style>
    <style:style style:name="Table3.A" style:family="table-column">
      <style:table-column-properties style:column-width="6.3125in"/>
    </style:style>
    <style:style style:name="Table3.A1" style:family="table-cell">
      <style:table-cell-properties fo:padding="0.0194in" fo:border="0.75pt solid #808080"/>
    </style:style>
    <style:style style:name="P1" style:family="paragraph" style:parent-style-name="Text_20_body">
      <style:paragraph-properties fo:margin-left="0in" fo:margin-right="0in" fo:text-align="start" style:justify-single-word="false" fo:orphans="2" fo:widows="2" fo:text-indent="0in" style:auto-text-indent="false"/>
    </style:style>
    <style:style style:name="P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 style:family="paragraph" style:parent-style-name="Text_20_body" style:list-style-name="L1">
      <style:paragraph-properties fo:margin-left="0in" fo:margin-right="0in" fo:margin-top="0in" fo:margin-bottom="0.0972in" loext:contextual-spacing="false" fo:text-align="start" style:justify-single-word="false" fo:orphans="2" fo:widows="2" fo:text-indent="0in" style:auto-text-indent="false"/>
    </style:style>
    <style:style style:name="P5" style:family="paragraph" style:parent-style-name="Text_20_body" style:list-style-name="L2">
      <style:paragraph-properties fo:margin-left="0in" fo:margin-right="0in" fo:margin-top="0in" fo:margin-bottom="0.0972in" loext:contextual-spacing="false" fo:text-align="start" style:justify-single-word="false" fo:orphans="2" fo:widows="2" fo:text-indent="0in" style:auto-text-indent="false"/>
    </style:style>
    <style:style style:name="P6" style:family="paragraph" style:parent-style-name="Text_20_body" style:list-style-name="L5">
      <style:paragraph-properties fo:margin-left="0in" fo:margin-right="0in" fo:margin-top="0in" fo:margin-bottom="0.0972in" loext:contextual-spacing="false" fo:text-align="start" style:justify-single-word="false" fo:orphans="2" fo:widows="2" fo:text-indent="0in" style:auto-text-indent="false"/>
    </style:style>
    <style:style style:name="P7" style:family="paragraph" style:parent-style-name="Text_20_body" style:list-style-name="L6">
      <style:paragraph-properties fo:margin-left="0in" fo:margin-right="0in" fo:margin-top="0in" fo:margin-bottom="0.0972in" loext:contextual-spacing="false"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writing-mode="lr-tb"/>
      <style:text-properties fo:font-variant="normal" fo:text-transform="none" fo:color="#212529" style:font-name="apple-system" fo:font-size="11.25pt" fo:letter-spacing="normal" fo:font-style="normal" fo:font-weight="normal"/>
    </style:style>
    <style:style style:name="P9" style:family="paragraph" style:parent-style-name="Text_20_body" style:list-style-name="L1">
      <style:paragraph-properties fo:margin-top="0in" fo:margin-bottom="0.0972in" loext:contextual-spacing="false" fo:text-align="start" style:justify-single-word="false" fo:orphans="2" fo:widows="2"/>
    </style:style>
    <style:style style:name="P10" style:family="paragraph" style:parent-style-name="Text_20_body" style:list-style-name="L2">
      <style:paragraph-properties fo:margin-top="0in" fo:margin-bottom="0.0972in" loext:contextual-spacing="false" fo:text-align="start" style:justify-single-word="false" fo:orphans="2" fo:widows="2"/>
    </style:style>
    <style:style style:name="P11" style:family="paragraph" style:parent-style-name="Text_20_body" style:list-style-name="L3">
      <style:paragraph-properties fo:margin-top="0in" fo:margin-bottom="0.0972in" loext:contextual-spacing="false" fo:text-align="start" style:justify-single-word="false" fo:orphans="2" fo:widows="2"/>
    </style:style>
    <style:style style:name="P12" style:family="paragraph" style:parent-style-name="Text_20_body" style:list-style-name="L5">
      <style:paragraph-properties fo:margin-top="0in" fo:margin-bottom="0.0972in" loext:contextual-spacing="false" fo:text-align="start" style:justify-single-word="false" fo:orphans="2" fo:widows="2"/>
    </style:style>
    <style:style style:name="P13"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4"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5" style:family="paragraph" style:parent-style-name="Table_20_Contents">
      <style:paragraph-properties fo:margin-top="0in" fo:margin-bottom="0in" loext:contextual-spacing="false"/>
    </style:style>
    <style:style style:name="P16" style:family="paragraph" style:parent-style-name="Table_20_Contents">
      <style:paragraph-properties fo:margin-top="0in" fo:margin-bottom="0in" loext:contextual-spacing="false"/>
      <style:text-properties fo:font-size="9.75pt"/>
    </style:style>
    <style:style style:name="P17" style:family="paragraph" style:parent-style-name="Table_20_Contents" style:list-style-name="L7">
      <style:paragraph-properties fo:margin-top="0in" fo:margin-bottom="0in" loext:contextual-spacing="false"/>
    </style:style>
    <style:style style:name="P18" style:family="paragraph" style:parent-style-name="Table_20_Contents" style:list-style-name="L8">
      <style:paragraph-properties fo:margin-top="0in" fo:margin-bottom="0in" loext:contextual-spacing="false"/>
    </style:style>
    <style:style style:name="P19" style:family="paragraph" style:parent-style-name="Table_20_Contents" style:list-style-name="L9">
      <style:paragraph-properties fo:margin-top="0in" fo:margin-bottom="0in" loext:contextual-spacing="false"/>
    </style:style>
    <style:style style:name="P20" style:family="paragraph" style:parent-style-name="Table_20_Contents" style:list-style-name="L10">
      <style:paragraph-properties fo:margin-top="0in" fo:margin-bottom="0in" loext:contextual-spacing="false"/>
    </style:style>
    <style:style style:name="P21" style:family="paragraph" style:parent-style-name="Table_20_Contents" style:list-style-name="L11">
      <style:paragraph-properties fo:margin-top="0in" fo:margin-bottom="0in" loext:contextual-spacing="false"/>
    </style:style>
    <style:style style:name="T1" style:family="text">
      <style:text-properties fo:font-weight="bold"/>
    </style:style>
    <style:style style:name="T2" style:family="text">
      <style:text-properties fo:font-variant="normal" fo:text-transform="none" fo:color="#212529" style:font-name="apple-system" fo:font-size="11.25pt" fo:letter-spacing="normal" fo:font-style="normal" fo:font-weight="normal"/>
    </style:style>
    <style:style style:name="T3" style:family="text">
      <style:text-properties fo:font-variant="normal" fo:text-transform="none" fo:color="#212529" style:font-name="apple-system" fo:font-size="11.25pt" fo:letter-spacing="normal" fo:font-style="normal" fo:font-weight="bold"/>
    </style:style>
    <style:style style:name="T4" style:family="text">
      <style:text-properties fo:font-variant="normal" fo:text-transform="none" fo:color="#212529" style:font-name="apple-system" fo:font-size="11.25pt" fo:letter-spacing="normal" fo:font-style="italic" fo:font-weight="bold"/>
    </style:style>
    <style:style style:name="T5" style:family="text">
      <style:text-properties fo:font-style="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ecifications:</text:p>
      <text:list xml:id="list2671032085" text:style-name="L1">
        <text:list-item>
          <text:p text:style-name="P4"><text:span text:style-name="T2">There are 1</text:span><text:span text:style-name="Strong_20_Emphasis"><text:span text:style-name="T2"> </text:span></text:span><text:span text:style-name="Strong_20_Emphasis"><text:span text:style-name="T3">task</text:span></text:span><text:span text:style-name="T2"> to be solved in </text:span><text:span text:style-name="Strong_20_Emphasis"><text:span text:style-name="T3">12 hours</text:span></text:span><text:span text:style-name="T2"> in this take home exam.</text:span></text:p>
        </text:list-item>
        <text:list-item>
          <text:p text:style-name="P9"><text:span text:style-name="T2">You will implement your solutions in </text:span><text:span text:style-name="Strong_20_Emphasis"><text:span text:style-name="T3">the3.cpp</text:span></text:span><text:span text:style-name="T2"> file.</text:span></text:p>
        </text:list-item>
        <text:list-item>
          <text:p text:style-name="P9"><text:span text:style-name="T2">You are free to add other functions to </text:span><text:span text:style-name="Strong_20_Emphasis"><text:span text:style-name="T3">the3.cpp</text:span></text:span></text:p>
        </text:list-item>
        <text:list-item>
          <text:p text:style-name="P9"><text:span text:style-name="T2">Do </text:span><text:span text:style-name="Strong_20_Emphasis"><text:span text:style-name="T3">not </text:span></text:span><text:span text:style-name="T2">change the first line of </text:span><text:span text:style-name="Strong_20_Emphasis"><text:span text:style-name="T3">the3.cpp</text:span></text:span><text:span text:style-name="T2">, which is </text:span><text:span text:style-name="Strong_20_Emphasis"><text:span text:style-name="T3">#include "the3.h"</text:span></text:span></text:p>
        </text:list-item>
        <text:list-item>
          <text:p text:style-name="P13"><text:span text:style-name="T5">&lt;iostream&gt;,  &lt;climits&gt;</text:span> , <text:span text:style-name="T5">&lt;cmath&gt;</text:span> , <text:span text:style-name="T5">&lt;string&gt;  </text:span>are included in "the3.h" for your convenience.</text:p>
        </text:list-item>
        <text:list-item>
          <text:p text:style-name="P9"><text:span text:style-name="T2">Do </text:span><text:span text:style-name="Strong_20_Emphasis"><text:span text:style-name="T3">not </text:span></text:span><text:span text:style-name="T2">change the arguments and return value of the functions</text:span><text:span text:style-name="Strong_20_Emphasis"><text:span text:style-name="T2"> </text:span></text:span><text:span text:style-name="Strong_20_Emphasis"><text:span text:style-name="T3">radixSort() </text:span></text:span><text:span text:style-name="T2">in the file </text:span><text:span text:style-name="Strong_20_Emphasis"><text:span text:style-name="T3">the3.cpp</text:span></text:span></text:p>
        </text:list-item>
        <text:list-item>
          <text:p text:style-name="P9"><text:span text:style-name="T2">Do </text:span><text:span text:style-name="Strong_20_Emphasis"><text:span text:style-name="T3">not </text:span></text:span><text:span text:style-name="T2">include any other library or write include anywhere in your </text:span><text:span text:style-name="Strong_20_Emphasis"><text:span text:style-name="T3">the3.cpp</text:span></text:span><text:span text:style-name="T2"> file (not even in comments).</text:span></text:p>
        </text:list-item>
      </text:list>
      <text:list xml:id="list2374663697" text:style-name="L2">
        <text:list-item>
          <text:p text:style-name="P5"><text:span text:style-name="T2">You are given </text:span><text:span text:style-name="Strong_20_Emphasis"><text:span text:style-name="T3">test.cpp</text:span></text:span><text:span text:style-name="T2"> file to </text:span><text:span text:style-name="Strong_20_Emphasis"><text:span text:style-name="T3">test </text:span></text:span><text:span text:style-name="T2">your work on </text:span><text:span text:style-name="Strong_20_Emphasis"><text:span text:style-name="T3">Odtuclass</text:span></text:span><text:span text:style-name="T2"> or your </text:span><text:span text:style-name="Strong_20_Emphasis"><text:span text:style-name="T3">locale</text:span></text:span><text:span text:style-name="T2">. You can and you are encouraged to modify this file to add different test cases.</text:span></text:p>
        </text:list-item>
        <text:list-item>
          <text:p text:style-name="P10"><text:span text:style-name="T2">If you want to </text:span><text:span text:style-name="Strong_20_Emphasis"><text:span text:style-name="T3">test </text:span></text:span><text:span text:style-name="T2">your work and see your outputs you can </text:span><text:span text:style-name="Strong_20_Emphasis"><text:span text:style-name="T3">compile </text:span></text:span><text:span text:style-name="T2">your work on your locale as:</text:span></text:p>
        </text:list-item>
      </text:list>
      <table:table table:name="Table1" table:style-name="Table1">
        <table:table-column table:style-name="Table1.A"/>
        <table:table-row>
          <table:table-cell table:style-name="Table1.A1" office:value-type="string">
            <text:p text:style-name="P15">&gt;g++ test.cpp the3.cpp -Wall -std=c++11 -o test</text:p>
            <text:p text:style-name="P15">&gt; ./test</text:p>
          </table:table-cell>
        </table:table-row>
      </table:table>
      <text:p text:style-name="Text_20_body"/>
      <text:list xml:id="list2506896380" text:style-name="L3">
        <text:list-item>
          <text:p text:style-name="P11"><text:span text:style-name="T2">You can test your </text:span><text:span text:style-name="Strong_20_Emphasis"><text:span text:style-name="T3">the3.cpp</text:span></text:span><text:span text:style-name="T2"> on virtual lab environment. If you click </text:span><text:span text:style-name="Strong_20_Emphasis"><text:span text:style-name="T3">run</text:span></text:span><text:span text:style-name="T2">, your function will be compiled and executed with </text:span><text:span text:style-name="Strong_20_Emphasis"><text:span text:style-name="T3">test.cpp</text:span></text:span><text:span text:style-name="T2">. If you click </text:span><text:span text:style-name="Strong_20_Emphasis"><text:span text:style-name="T3">evaluate</text:span></text:span><text:span text:style-name="T2">, you will get a feedback for your current work and your work will be </text:span><text:span text:style-name="Strong_20_Emphasis"><text:span text:style-name="T3">temporarily </text:span></text:span><text:span text:style-name="T2">graded for </text:span><text:span text:style-name="Strong_20_Emphasis"><text:span text:style-name="T3">limited </text:span></text:span><text:span text:style-name="T2">number of inputs.</text:span></text:p>
        </text:list-item>
        <text:list-item>
          <text:p text:style-name="P11"><text:span text:style-name="T2">The grade you see in lab is </text:span><text:span text:style-name="Strong_20_Emphasis"><text:span text:style-name="T3">not</text:span></text:span><text:span text:style-name="T2"> your final grade, your code will be reevaluated with </text:span><text:span text:style-name="Strong_20_Emphasis"><text:span text:style-name="T3">completely</text:span></text:span><text:span text:style-name="T2"> </text:span><text:span text:style-name="Strong_20_Emphasis"><text:span text:style-name="T3">different </text:span></text:span><text:span text:style-name="T2">inputs after the exam.</text:span></text:p>
        </text:list-item>
      </text:list>
      <text:p text:style-name="P2">The system has the following limits:</text:p>
      <text:list xml:id="list3943125156" text:style-name="L4">
        <text:list-item>
          <text:p text:style-name="P14">a maximum execution time of 32 seconds (your functions should return in less than 1 seconds for the largest inputs)</text:p>
        </text:list-item>
        <text:list-item>
          <text:p text:style-name="P14">a 192 MB maximum memory limit</text:p>
        </text:list-item>
        <text:list-item>
          <text:p text:style-name="P14">an execution file size of 1M.</text:p>
        </text:list-item>
        <text:list-item>
          <text:p text:style-name="P14">Solutions with longer running times will not be graded.</text:p>
        </text:list-item>
        <text:list-item>
          <text:p text:style-name="P14">If you are sure that your solution works in the expected complexity constrains but your evaluation fails due to limits in the lab environment, the constant factors may be the problem.</text:p>
        </text:list-item>
      </text:list>
      <table:table table:name="Table2" table:style-name="Table2">
        <table:table-column table:style-name="Table2.A"/>
        <table:table-row>
          <table:table-cell table:style-name="Table2.A1" office:value-type="string">
            <text:p text:style-name="P16">int radixSort(std::string arr[], bool ascending, int n, int l)</text:p>
          </table:table-cell>
        </table:table-row>
      </table:table>
      <text:p text:style-name="P1"><text:line-break/><text:span text:style-name="T2">In this exam, you are asked to sort the given array </text:span><text:span text:style-name="Emphasis"><text:span text:style-name="T2">$arr$</text:span></text:span><text:span text:style-name="T2"> with Radix Sort ascending or descending depending on the boolean variable </text:span><text:span text:style-name="Emphasis"><text:span text:style-name="T2">$ascending$</text:span></text:span><text:span text:style-name="T2"> and return the number of iterations done in the loops of the Counting Sort algorithm (you need to use Counting Sort as a subroutine in the Radix Sort). </text:span><text:span text:style-name="Emphasis"><text:span text:style-name="T2">$n$</text:span></text:span><text:span text:style-name="T2"> is the number of elements. </text:span><text:soft-page-break/><text:span text:style-name="T2">You are expected to use Counting Sort for </text:span><text:span text:style-name="Emphasis"><text:span text:style-name="T2">$l$</text:span></text:span><text:span text:style-name="T2"> digits at each time.<text:line-break/><text:line-break/></text:span><text:span text:style-name="Strong_20_Emphasis"><text:span text:style-name="T3">IMPORTANT: Different than the algorithm for Counting Sort in your book, initialize count array as </text:span></text:span><text:span text:style-name="Strong_20_Emphasis"><text:span text:style-name="T4">int* C = new int[k]</text:span></text:span><text:span text:style-name="Strong_20_Emphasis"><text:span text:style-name="T3"> and use the fourth loop for copying the array back. Otherwise the return value of the function (as the number of iterations) will not be evaluated as correct.</text:span></text:span><text:span text:style-name="T2"><text:line-break/><text:line-break/></text:span><text:span text:style-name="Strong_20_Emphasis"><text:span text:style-name="T3">Constraints:</text:span></text:span></text:p>
      <text:list xml:id="list850965019" text:style-name="L5">
        <text:list-item>
          <text:p text:style-name="P6"><text:span text:style-name="T2">Maximum array size will be </text:span><text:span text:style-name="Strong_20_Emphasis"><text:span text:style-name="T3">1000000</text:span></text:span><text:span text:style-name="T2">. </text:span></text:p>
        </text:list-item>
        <text:list-item>
          <text:p text:style-name="P12"><text:span text:style-name="T2">Array elements will be strings each of which can contain only the characters as </text:span><text:span text:style-name="Strong_20_Emphasis"><text:span text:style-name="T3">uppercase English letters (i.e. from 'A' to 'Z').</text:span></text:span></text:p>
        </text:list-item>
        <text:list-item>
          <text:p text:style-name="P12"><text:span text:style-name="T2">For the sake of simplicity, it is guaranteed that the strings in the array will always have the </text:span><text:span text:style-name="Strong_20_Emphasis"><text:span text:style-name="T3">same</text:span></text:span><text:span text:style-name="T2"> length. This length can be at most </text:span><text:span text:style-name="Strong_20_Emphasis"><text:span text:style-name="T3">12</text:span></text:span><text:span text:style-name="T2">.</text:span></text:p>
        </text:list-item>
        <text:list-item>
          <text:p text:style-name="P12"><text:span text:style-name="Emphasis"><text:span text:style-name="Strong_20_Emphasis"><text:span text:style-name="T3">$l$</text:span></text:span></text:span><text:span text:style-name="T2"> may take values </text:span><text:span text:style-name="Strong_20_Emphasis"><text:span text:style-name="T3">1</text:span></text:span><text:span text:style-name="T2">,</text:span><text:span text:style-name="Strong_20_Emphasis"><text:span text:style-name="T3">2</text:span></text:span><text:span text:style-name="T2">,</text:span><text:span text:style-name="Strong_20_Emphasis"><text:span text:style-name="T3">3</text:span></text:span><text:span text:style-name="T2">,</text:span><text:span text:style-name="Strong_20_Emphasis"><text:span text:style-name="T3">4</text:span></text:span><text:span text:style-name="T2"> or </text:span><text:span text:style-name="Strong_20_Emphasis"><text:span text:style-name="T3">6</text:span></text:span><text:span text:style-name="T2">.</text:span></text:p>
        </text:list-item>
      </text:list>
      <text:p text:style-name="P3"><text:span text:style-name="Strong_20_Emphasis"><text:span text:style-name="T3">Evaluation:</text:span></text:span></text:p>
      <text:list xml:id="list3378655431" text:style-name="L6">
        <text:list-item>
          <text:p text:style-name="P7"><text:span text:style-name="T2">After your exam, black box evaluation will be carried out. You will get full points if you fill the $</text:span><text:span text:style-name="Strong_20_Emphasis"><text:span text:style-name="T4">arr</text:span></text:span><text:span text:style-name="T2">$ variable as stated </text:span><text:span text:style-name="Strong_20_Emphasis"><text:span text:style-name="T3">and </text:span></text:span><text:span text:style-name="T2">return the number of iterations correctly for the cases that will be tested.</text:span></text:p>
        </text:list-item>
      </text:list>
      <text:p text:style-name="P1"><text:span text:style-name="Strong_20_Emphasis"><text:span text:style-name="T3">Example IO:</text:span></text:span></text:p>
      <table:table table:name="Table3" table:style-name="Table3">
        <table:table-column table:style-name="Table3.A"/>
        <table:table-row>
          <table:table-cell table:style-name="Table3.A1" office:value-type="string">
            <text:p text:style-name="P15"><text:span text:style-name="Strong_20_Emphasis"><text:span text:style-name="T1">1) Given array arr = {"AAA", "ABC", "ABA", "CCB"}, size = 4,  l = 1, ascending = true:</text:span></text:span></text:p>
            <text:list xml:id="list2709984941" text:style-name="L7">
              <text:list-item>
                <text:list>
                  <text:list-item>
                    <text:p text:style-name="P17">fill arr = { "AAA",  "ABA",  "ABC", "CCB" }</text:p>
                  </text:list-item>
                  <text:list-item>
                    <text:p text:style-name="P17">return 114</text:p>
                  </text:list-item>
                </text:list>
              </text:list-item>
            </text:list>
            <text:p text:style-name="P15"><text:span text:style-name="Strong_20_Emphasis"><text:span text:style-name="T1">2) Given array arr = {"BAAA", "AABC", "CDBA", "CACB", "ABAB", "ACAB", "CBCB"}, size = 7  l = 1, ascending = true:</text:span></text:span></text:p>
            <text:list xml:id="list4264805471" text:style-name="L8">
              <text:list-item>
                <text:list>
                  <text:list-item>
                    <text:p text:style-name="P18">fill arr = { "AABC", "ABAB", "ACAB", "BAAA", "CACB", "CBCB", "CDBA" }</text:p>
                  </text:list-item>
                  <text:list-item>
                    <text:p text:style-name="P18">return 188</text:p>
                  </text:list-item>
                </text:list>
              </text:list-item>
            </text:list>
            <text:p text:style-name="P15"><text:span text:style-name="Strong_20_Emphasis"><text:span text:style-name="T1">3) Given array arr = {"BAAA", "AABC", "CDBA", "CACB", "ABAB", "ACAB", "CBCB"}, size = 7  l = 2, ascending = true:</text:span></text:span></text:p>
            <text:list xml:id="list3076094838" text:style-name="L9">
              <text:list-item>
                <text:list>
                  <text:list-item>
                    <text:p text:style-name="P19">fill arr = { "AABC", "ABAB", "ACAB", "BAAA", "CACB", "CBCB", "CDBA"}</text:p>
                  </text:list-item>
                  <text:list-item>
                    <text:p text:style-name="P19">return 1394</text:p>
                  </text:list-item>
                </text:list>
              </text:list-item>
            </text:list>
            <text:p text:style-name="P15"><text:span text:style-name="Strong_20_Emphasis"><text:span text:style-name="T1">4) Given array arr = {"BAAA", "AABC", "CDBA", "CACB", "ABAB", "ACAB", "CBCB"}, size = 7,  l = 3, ascending = false:</text:span></text:span></text:p>
            <text:list xml:id="list2939067489" text:style-name="L10">
              <text:list-item>
                <text:list>
                  <text:list-item>
                    <text:p text:style-name="P20">fill arr = { "CDBA", "CBCB", "CACB", "BAAA", "ACAB", "ABAB", "AABC" }</text:p>
                  </text:list-item>
                  <text:list-item>
                    <text:p text:style-name="P20">return 17644</text:p>
                  </text:list-item>
                </text:list>
              </text:list-item>
            </text:list>
            <text:p text:style-name="P15"><text:span text:style-name="Strong_20_Emphasis"><text:span text:style-name="T1">5) Given array arr = { "NWLRBBMQBHCD", "ARZOWKKYHIDD", "QSCDXRJMOWFR", "XSJYBLDBEFSA", "RCBYNECDYGGX", "XPKLORELLNMP", "APQFWKHOPKMC", "OQHNWNKUEWHS", "QMGBBUQCLJJI", "VSWMDKQTBXIX" }, size = 10,  l = 3, ascending = true:</text:span></text:span></text:p>
            <text:list xml:id="list2552293843" text:style-name="L11">
              <text:list-item>
                <text:list>
                  <text:list-item>
                    <text:p text:style-name="P21">fill arr = { "APQFWKHOPKMC", "ARZOWKKYHIDD", "NWLRBBMQBHCD", "OQHNWNKUEWHS", "QMGBBUQCLJJI", "QSCDXRJMOWFR", "RCBYNECDYGGX", "VSWMDKQTBXIX", "XPKLORELLNMP", "XSJYBLDBEFSA" }</text:p>
                  </text:list-item>
                  <text:list-item>
                    <text:p text:style-name="P21"><text:soft-page-break/>return 70424<text:span text:style-name="Strong_20_Emphasis"> </text:span></text:p>
                  </text:list-item>
                </text:list>
              </text:list-item>
            </text:list>
          </table:table-cell>
        </table:table-row>
      </table:table>
      <text:p text:style-name="P1"><text:span text:style-name="Strong_20_Emphasis"><text:span text:style-name="T3"><text:line-break/>TEST EVALUATION: <text:line-break/>Due to the limitation of our programming environment, larger inputs can not be stored. Therefore, we create them when needed. The test evaluation has 2 phases. The first phase has the same inputs given here to check if your codes work fully correct on small inputs. If your code works perfectly on at least one of the first 4 tasks, it will also be tested on the second phase for the task(s) that works correct. The second phase on the other hand, creates and sorts larger arrays that are on boundaries. (Note that the tests give 50 pts for each phase. However, the real inputs will be like the ones on the second phase which means if your code works only on phase 1, it is possible for your real grade to be 0 afterward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20:55:16.770477568</meta:creation-date>
    <dc:date>2022-02-28T20:56:00.079731624</dc:date>
    <meta:editing-duration>PT44S</meta:editing-duration>
    <meta:editing-cycles>1</meta:editing-cycles>
    <meta:document-statistic meta:table-count="3" meta:image-count="0" meta:object-count="0" meta:page-count="3" meta:paragraph-count="45" meta:word-count="873" meta:character-count="4896" meta:non-whitespace-character-count="4083"/>
    <meta:generator>LibreOffice/6.0.7.3$Linux_X86_64 LibreOffice_project/00m0$Build-3</meta:generator>
  </office:meta>
</office:document-meta>
</file>